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buntu@ubuntu-OptiPlex-5000:~$ mysql -u -p</text:p>
      <text:p text:style-name="Standard">ERROR 1045 (28000): Access denied for user '-p'@'localhost' (using password: NO)</text:p>
      <text:p text:style-name="Standard">ubuntu@ubuntu-OptiPlex-5000:~$ mysql -u root -p</text:p>
      <text:p text:style-name="Standard">Enter password: </text:p>
      <text:p text:style-name="Standard">ERROR 1045 (28000): Access denied for user 'root'@'localhost' (using password: YES)</text:p>
      <text:p text:style-name="Standard">ubuntu@ubuntu-OptiPlex-5000:~$ mysql -u root -p</text:p>
      <text:p text:style-name="Standard">Enter password: </text:p>
      <text:p text:style-name="Standard">Welcome to the MySQL monitor. <text:s/>Commands end with ; or \g.</text:p>
      <text:p text:style-name="Standard">Your MySQL connection id is 10</text:p>
      <text:p text:style-name="Standard">Server version: 8.0.29-0ubuntu0.22.04.2 (Ubuntu)</text:p>
      <text:p text:style-name="Standard"/>
      <text:p text:style-name="Standard">Copyright (c) 2000, 2022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create database voting_2022;</text:p>
      <text:p text:style-name="Standard">Query OK, 1 row affected (0.01 sec)</text:p>
      <text:p text:style-name="Standard"/>
      <text:p text:style-name="Standard">mysql&gt; use voting_2022;</text:p>
      <text:p text:style-name="Standard">Database changed</text:p>
      <text:p text:style-name="Standard">mysql&gt; create table voters(Voting_id varchar(10), Name char(20), Gender char(10), Age int, Region varchar(20));</text:p>
      <text:p text:style-name="Standard">Query OK, 0 rows affected (0.04 sec)</text:p>
      <text:p text:style-name="Standard"/>
      <text:p text:style-name="Standard">mysql&gt; select * from voters;</text:p>
      <text:p text:style-name="Standard">Empty set (0.01 sec)</text:p>
      <text:p text:style-name="Standard"/>
      <text:p text:style-name="Standard">mysql&gt; insert into voters values("EM0763F78", "Ramesh Sharma", "Male", 34, "Aundh");</text:p>
      <text:p text:style-name="Standard">Query OK, 1 row affected (0.03 sec)</text:p>
      <text:p text:style-name="Standard"/>
      <text:p text:style-name="Standard">mysql&gt; select * from voters;</text:p>
      <text:p text:style-name="Standard">+-----------+---------------+--------+------+--------+</text:p>
      <text:p text:style-name="Standard">| Voting_id | Name <text:s text:c="9"/>| Gender | Age <text:s/>| Region |</text:p>
      <text:p text:style-name="Standard">+-----------+---------------+--------+------+--------+</text:p>
      <text:p text:style-name="Standard">| EM0763F78 | Ramesh Sharma | Male <text:s text:c="2"/>| <text:s text:c="2"/>34 | Aundh <text:s/>|</text:p>
      <text:p text:style-name="Standard">+-----------+---------------+--------+------+--------+</text:p>
      <text:p text:style-name="Standard">1 row in set (0.00 sec)</text:p>
      <text:p text:style-name="Standard"/>
      <text:p text:style-name="Standard">mysql&gt; insert into voters values("KJ673HF2", "Mohini Patil", "Female", 18, "Ravet");</text:p>
      <text:p text:style-name="Standard">Query OK, 1 row affected (0.03 sec)</text:p>
      <text:p text:style-name="Standard"/>
      <text:p text:style-name="Standard">mysql&gt; select * from voters;</text:p>
      <text:p text:style-name="Standard">+-----------+---------------+--------+------+--------+</text:p>
      <text:p text:style-name="Standard">| Voting_id | Name <text:s text:c="9"/>| Gender | Age <text:s/>| Region |</text:p>
      <text:p text:style-name="Standard">+-----------+---------------+--------+------+--------+</text:p>
      <text:p text:style-name="Standard">| EM0763F78 | Ramesh Sharma | Male <text:s text:c="2"/>| <text:s text:c="2"/>34 | Aundh <text:s/>|</text:p>
      <text:p text:style-name="Standard">| KJ673HF2 <text:s/>| Mohini Patil <text:s/>| Female | <text:s text:c="2"/>18 | Ravet <text:s/>|</text:p>
      <text:p text:style-name="Standard">+-----------+---------------+--------+------+--------+</text:p>
      <text:p text:style-name="Standard"><text:soft-page-break/>2 rows in set (0.01 sec)</text:p>
      <text:p text:style-name="Standard"/>
      <text:p text:style-name="Standard">mysql&gt; </text:p>
      <text:p text:style-name="Standard">mysql&gt; </text:p>
      <text:p text:style-name="Standard">mysql&gt; create table Voters_2022(Voting_id varchar(10) UNIQUE, Name char(20), Gen</text:p>
      <text:p text:style-name="Standard">der char(10), Age int NOT NULL, Region varchar(20));</text:p>
      <text:p text:style-name="Standard">Query OK, 0 rows affected (0.04 sec)</text:p>
      <text:p text:style-name="Standard"/>
      <text:p text:style-name="Standard">mysql&gt; insert into voters values("KJ673HF2", "Mohini Patil", "Female", 18, "Ravet");</text:p>
      <text:p text:style-name="Standard">Query OK, 1 row affected (0.02 sec)</text:p>
      <text:p text:style-name="Standard"/>
      <text:p text:style-name="Standard">mysql&gt; insert into voters values("EM0763F78", "Ramesh Sharma", "Male", 34, "Aundh");</text:p>
      <text:p text:style-name="Standard">Query OK, 1 row affected (0.02 sec)</text:p>
      <text:p text:style-name="Standard"/>
      <text:p text:style-name="Standard">mysql&gt; insert into voters values("LD674H32S", "Neha Verma", "Female", 17, "Ravet");</text:p>
      <text:p text:style-name="Standard">Query OK, 1 row affected (0.02 sec)</text:p>
      <text:p text:style-name="Standard"/>
      <text:p text:style-name="Standard">mysql&gt; select * from voters;</text:p>
      <text:p text:style-name="Standard">+-----------+---------------+--------+------+--------+</text:p>
      <text:p text:style-name="Standard">| Voting_id | Name <text:s text:c="9"/>| Gender | Age <text:s/>| Region |</text:p>
      <text:p text:style-name="Standard">+-----------+---------------+--------+------+--------+</text:p>
      <text:p text:style-name="Standard">| EM0763F78 | Ramesh Sharma | Male <text:s text:c="2"/>| <text:s text:c="2"/>34 | Aundh <text:s/>|</text:p>
      <text:p text:style-name="Standard">| KJ673HF2 <text:s/>| Mohini Patil <text:s/>| Female | <text:s text:c="2"/>18 | Ravet <text:s/>|</text:p>
      <text:p text:style-name="Standard">| KJ673HF2 <text:s/>| Mohini Patil <text:s/>| Female | <text:s text:c="2"/>18 | Ravet <text:s/>|</text:p>
      <text:p text:style-name="Standard">| EM0763F78 | Ramesh Sharma | Male <text:s text:c="2"/>| <text:s text:c="2"/>34 | Aundh <text:s/>|</text:p>
      <text:p text:style-name="Standard">| LD674H32S | Neha Verma <text:s text:c="3"/>| Female | <text:s text:c="2"/>17 | Ravet <text:s/>|</text:p>
      <text:p text:style-name="Standard">+-----------+---------------+--------+------+--------+</text:p>
      <text:p text:style-name="Standard">5 rows in set (0.00 sec)</text:p>
      <text:p text:style-name="Standard"/>
      <text:p text:style-name="Standard">mysql&gt; USE DATABASE AIRLINES;</text:p>
      <text:p text:style-name="Standard">ERROR 1049 (42000): Unknown database 'DATABASE'</text:p>
      <text:p text:style-name="Standard">mysql&gt; use airlines;</text:p>
      <text:p text:style-name="Standard">ERROR 1049 (42000): Unknown database 'airlines'</text:p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irport <text:s text:c="11"/>|</text:p>
      <text:p text:style-name="Standard">| B1 <text:s text:c="16"/>|</text:p>
      <text:p text:style-name="Standard">| B2 <text:s text:c="16"/>|</text:p>
      <text:p text:style-name="Standard">| Employee_info <text:s text:c="5"/>|</text:p>
      <text:p text:style-name="Standard">| Employees <text:s text:c="9"/>|</text:p>
      <text:p text:style-name="Standard">| Library <text:s text:c="11"/>|</text:p>
      <text:p text:style-name="Standard">| TE_B <text:s text:c="14"/>|</text:p>
      <text:p text:style-name="Standard">| aakansha <text:s text:c="10"/>|</text:p>
      <text:p text:style-name="Standard">| b1 <text:s text:c="16"/>|</text:p>
      <text:p text:style-name="Standard">| college <text:s text:c="11"/>|</text:p>
      <text:p text:style-name="Standard">| couriers <text:s text:c="10"/>|</text:p>
      <text:p text:style-name="Standard">| information_schema |</text:p>
      <text:p text:style-name="Standard">| my_fav_food_spots <text:s/>|</text:p>
      <text:p text:style-name="Standard">| mysql <text:s text:c="13"/>|</text:p>
      <text:p text:style-name="Standard">| orderdetails <text:s text:c="6"/>|</text:p>
      <text:p text:style-name="Standard"><text:soft-page-break/>| palak <text:s text:c="13"/>|</text:p>
      <text:p text:style-name="Standard">| performance_schema |</text:p>
      <text:p text:style-name="Standard">| personal_info <text:s text:c="5"/>|</text:p>
      <text:p text:style-name="Standard">| sys <text:s text:c="15"/>|</text:p>
      <text:p text:style-name="Standard">| testdb <text:s text:c="12"/>|</text:p>
      <text:p text:style-name="Standard">| university <text:s text:c="8"/>|</text:p>
      <text:p text:style-name="Standard">| vaishnavi <text:s text:c="9"/>|</text:p>
      <text:p text:style-name="Standard">| voting_2022 <text:s text:c="7"/>|</text:p>
      <text:p text:style-name="Standard">+--------------------+</text:p>
      <text:p text:style-name="Standard">23 rows in set (0.00 sec)</text:p>
      <text:p text:style-name="Standard"/>
      <text:p text:style-name="Standard">mysql&gt; use couriers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elect * from couriers;</text:p>
      <text:p text:style-name="Standard">ERROR 1146 (42S02): Table 'couriers.couriers' doesn't exist</text:p>
      <text:p text:style-name="Standard">mysql&gt; select * from dunzo;</text:p>
      <text:p text:style-name="Standard">+---------+----------------------+---------------+-----------------+</text:p>
      <text:p text:style-name="Standard">| item_id | item_name <text:s text:c="11"/>| address <text:s text:c="6"/>| delivery_status |</text:p>
      <text:p text:style-name="Standard">+---------+----------------------+---------------+-----------------+</text:p>
      <text:p text:style-name="Standard">| MH00345 | Donut(MOD) <text:s text:c="10"/>| Chinchwadgaon | Pending <text:s text:c="8"/>|</text:p>
      <text:p text:style-name="Standard">| MH04500 | Clothing(H&amp;M) <text:s text:c="7"/>| Aundh <text:s text:c="8"/>| Delivered <text:s text:c="6"/>|</text:p>
      <text:p text:style-name="Standard">| MH87503 | Shoes(Converse) <text:s text:c="5"/>| Viman Nagar <text:s text:c="2"/>| Delivered <text:s text:c="6"/>|</text:p>
      <text:p text:style-name="Standard">| MH07564 | Bakery Item(Iyengar) | Chinchwadgaon | Delivered <text:s text:c="6"/>|</text:p>
      <text:p text:style-name="Standard">| MH99987 | Clothing(Myntra) <text:s text:c="4"/>| Akurdi <text:s text:c="7"/>| Pending <text:s text:c="8"/>|</text:p>
      <text:p text:style-name="Standard">| MH02034 | Shoes(Nike) <text:s text:c="9"/>| Akurdi <text:s text:c="7"/>| Delivered <text:s text:c="6"/>|</text:p>
      <text:p text:style-name="Standard">+---------+----------------------+---------------+-----------------+</text:p>
      <text:p text:style-name="Standard">6 rows in set (0.03 sec)</text:p>
      <text:p text:style-name="Standard"/>
      <text:p text:style-name="Standard">mysql&gt; use Voters_2022;</text:p>
      <text:p text:style-name="Standard">ERROR 1049 (42000): Unknown database 'Voters_2022'</text:p>
      <text:p text:style-name="Standard">mysql&gt; use Voting_2022;</text:p>
      <text:p text:style-name="Standard">ERROR 1049 (42000): Unknown database 'Voting_2022'</text:p>
      <text:p text:style-name="Standard">mysql&gt; <text:s/>voters;</text:p>
      <text:p text:style-name="Standard">ERROR 1064 (42000): You have an error in your SQL syntax; check the manual that corresponds to your MySQL server version for the right syntax to use near 'voters' at line 1</text:p>
      <text:p text:style-name="Standard">mysql&gt; <text:s/>voters;</text:p>
      <text:p text:style-name="Standard">ERROR 1064 (42000): You have an error in your SQL syntax; check the manual that corresponds to your MySQL server version for the right syntax to use near 'voters' at line 1</text:p>
      <text:p text:style-name="Standard">mysql&gt; <text:s/>voters;</text:p>
      <text:p text:style-name="Standard">ERROR 1064 (42000): You have an error in your SQL syntax; check the manual that corresponds to your MySQL server version for the right syntax to use near 'voters' at line 1</text:p>
      <text:p text:style-name="Standard">mysql&gt; use voting_2022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select * from Voters_2022;</text:p>
      <text:p text:style-name="Standard">Empty set (0.00 sec)</text:p>
      <text:p text:style-name="Standard"/>
      <text:p text:style-name="Standard"><text:soft-page-break/>mysql&gt; insert into Voters_2022 values("KSJ04773A", "Rahul Verma", "Male", 17, "Ravet");</text:p>
      <text:p text:style-name="Standard">Query OK, 1 row affected (0.02 sec)</text:p>
      <text:p text:style-name="Standard"/>
      <text:p text:style-name="Standard">mysql&gt; insert into Voters_2022 values("SD947573L", "Neha Patil", "Female", 18, "Aundh");</text:p>
      <text:p text:style-name="Standard">Query OK, 1 row affected (0.03 sec)</text:p>
      <text:p text:style-name="Standard"/>
      <text:p text:style-name="Standard">mysql&gt; insert into Voters_2022 values("WGD87363H", "Sakshi Thombre", "Female", 20, "Jalna");</text:p>
      <text:p text:style-name="Standard">Query OK, 1 row affected (0.02 sec)</text:p>
      <text:p text:style-name="Standard"/>
      <text:p text:style-name="Standard">mysql&gt; select * from Voters_2022;</text:p>
      <text:p text:style-name="Standard">+-----------+----------------+--------+-----+--------+</text:p>
      <text:p text:style-name="Standard">| Voting_id | Name <text:s text:c="10"/>| Gender | Age | Region |</text:p>
      <text:p text:style-name="Standard">+-----------+----------------+--------+-----+--------+</text:p>
      <text:p text:style-name="Standard">| KSJ04773A | Rahul Verma <text:s text:c="3"/>| Male <text:s text:c="2"/>| <text:s/>17 | Ravet <text:s/>|</text:p>
      <text:p text:style-name="Standard">| SD947573L | Neha Patil <text:s text:c="4"/>| Female | <text:s/>18 | Aundh <text:s/>|</text:p>
      <text:p text:style-name="Standard">| WGD87363H | Sakshi Thombre | Female | <text:s/>20 | Jalna <text:s/>|</text:p>
      <text:p text:style-name="Standard">+-----------+----------------+--------+-----+--------+</text:p>
      <text:p text:style-name="Standard">3 rows in set (0.00 sec)</text:p>
      <text:p text:style-name="Standard"/>
      <text:p text:style-name="Standard">mysql&gt; delete from Voters_2022 where Age=17;</text:p>
      <text:p text:style-name="Standard">Query OK, 1 row affected (0.02 sec)</text:p>
      <text:p text:style-name="Standard"/>
      <text:p text:style-name="Standard">mysql&gt; select * from Voters_2022;</text:p>
      <text:p text:style-name="Standard">+-----------+----------------+--------+-----+--------+</text:p>
      <text:p text:style-name="Standard">| Voting_id | Name <text:s text:c="10"/>| Gender | Age | Region |</text:p>
      <text:p text:style-name="Standard">+-----------+----------------+--------+-----+--------+</text:p>
      <text:p text:style-name="Standard">| SD947573L | Neha Patil <text:s text:c="4"/>| Female | <text:s/>18 | Aundh <text:s/>|</text:p>
      <text:p text:style-name="Standard">| WGD87363H | Sakshi Thombre | Female | <text:s/>20 | Jalna <text:s/>|</text:p>
      <text:p text:style-name="Standard">+-----------+----------------+--------+-----+--------+</text:p>
      <text:p text:style-name="Standard">2 rows in set (0.00 sec)</text:p>
      <text:p text:style-name="Standard"/>
      <text:p text:style-name="Standard">mysql&gt; insert into Voters_2022 values("WGD87363H", "Akshat Thawait", "Male", 20,</text:p>
      <text:p text:style-name="Standard"><text:s/>"Nagpur");</text:p>
      <text:p text:style-name="Standard">ERROR 1062 (23000): Duplicate entry 'WGD87363H' for key 'Voters_2022.Voting_id'</text:p>
      <text:p text:style-name="Standard">mysql&gt; <text:s/>voters;</text:p>
      <text:p text:style-name="Standard">ERROR 1064 (42000): You have an error in your SQL syntax; check the manual that corresponds to your MySQL server version for the right syntax to use near 'voters' at line 1</text:p>
      <text:p text:style-name="Standard">mysql&gt; create table Voters_2018(Voting_id varchar(10) UNIQUE, Name char(20), Gender char(10), Age int CHECK(Age&gt;=18), Region varchar(20) DEFAULT("Shivaji Nagar"));</text:p>
      <text:p text:style-name="Standard">Query OK, 0 rows affected (0.04 sec)</text:p>
      <text:p text:style-name="Standard"/>
      <text:p text:style-name="Standard">mysql&gt; insert into Voters_2022 values("JDJ3849JK0", "Akshat Thawait", "Male", 20</text:p>
      <text:p text:style-name="Standard">, "");</text:p>
      <text:p text:style-name="Standard">Query OK, 1 row affected (0.02 sec)</text:p>
      <text:p text:style-name="Standard"/>
      <text:p text:style-name="Standard">mysql&gt; select * from Voters_2022;</text:p>
      <text:p text:style-name="Standard">+------------+----------------+--------+-----+--------+</text:p>
      <text:p text:style-name="Standard">| Voting_id <text:s/>| Name <text:s text:c="10"/>| Gender | Age | Region |</text:p>
      <text:p text:style-name="Standard">+------------+----------------+--------+-----+--------+</text:p>
      <text:p text:style-name="Standard">| SD947573L <text:s/>| Neha Patil <text:s text:c="4"/>| Female | <text:s/>18 | Aundh <text:s/>|</text:p>
      <text:p text:style-name="Standard">| WGD87363H <text:s/>| Sakshi Thombre | Female | <text:s/>20 | Jalna <text:s/>|</text:p>
      <text:p text:style-name="Standard">| JDJ3849JK0 | Akshat Thawait | Male <text:s text:c="2"/>| <text:s/>20 | <text:s text:c="7"/>|</text:p>
      <text:p text:style-name="Standard"><text:soft-page-break/>+------------+----------------+--------+-----+--------+</text:p>
      <text:p text:style-name="Standard">3 rows in set (0.00 sec)</text:p>
      <text:p text:style-name="Standard"/>
      <text:p text:style-name="Standard">mysql&gt; </text:p>
      <text:p text:style-name="Standard">mysql&gt; insert into Voters_2018 (Voting_id, Name, Gender, Age) values("JFJ9E475H" "Akshat Thawait", "Male", 20);</text:p>
      <text:p text:style-name="Standard">ERROR 1136 (21S01): Column count doesn't match value count at row 1</text:p>
      <text:p text:style-name="Standard">mysql&gt; insert into Voters_2018 (Voting_id, Name, Gender, Age) values("JFJ9E475H", "Akshat Thawait", "Male", 20);</text:p>
      <text:p text:style-name="Standard">Query OK, 1 row affected (0.02 sec)</text:p>
      <text:p text:style-name="Standard"/>
      <text:p text:style-name="Standard">mysql&gt; select * from Voters_2018;</text:p>
      <text:p text:style-name="Standard">+-----------+----------------+--------+------+---------------+</text:p>
      <text:p text:style-name="Standard">| Voting_id | Name <text:s text:c="10"/>| Gender | Age <text:s/>| Region <text:s text:c="7"/>|</text:p>
      <text:p text:style-name="Standard">+-----------+----------------+--------+------+---------------+</text:p>
      <text:p text:style-name="Standard">| JFJ9E475H | Akshat Thawait | Male <text:s text:c="2"/>| <text:s text:c="2"/>20 | Shivaji Nagar |</text:p>
      <text:p text:style-name="Standard">+-----------+----------------+--------+------+---------------+</text:p>
      <text:p text:style-name="Standard">1 row in set (0.00 sec)</text:p>
      <text:p text:style-name="Standard"/>
      <text:p text:style-name="Standard">mysql&gt; insert into Voters_2018 values("KDJFH3759", "Shweta Singh", "Female", 17, "Nagpur");</text:p>
      <text:p text:style-name="Standard">ERROR 3819 (HY000): Check constraint 'Voters_2018_chk_1' is violated.</text:p>
      <text:p text:style-name="Standard">mysql&gt; insert into Voters_2022 values("GLO9495HD", "Raj Patel", "Male","Ravet");</text:p>
      <text:p text:style-name="Standard"/>
      <text:p text:style-name="Standard">ERROR 1136 (21S01): Column count doesn't match value count at row 1</text:p>
      <text:p text:style-name="Standard">mysql&gt; insert into Voters_2022 (Voting_id, Name, Gender, Region) values("OFH74859", "Raj Patil", "Male", "Ravet");</text:p>
      <text:p text:style-name="Standard">ERROR 1364 (HY000): Field 'Age' doesn't have a default value</text:p>
      <text:p text:style-name="Standard">mysql&gt; insert into Voters_2022 values("GLO9495HD", "Raj Patel", "Male","NULL","Ravet");</text:p>
      <text:p text:style-name="Standard">ERROR 1366 (HY000): Incorrect integer value: 'NULL' for column 'Age' at row 1</text:p>
      <text:p text:style-name="Standard">mysql&gt; insert into Voters_2022 values("GLO9495HD", "Raj Patel", "Male",NULL,"Ravet");</text:p>
      <text:p text:style-name="Standard">ERROR 1048 (23000): Column 'Age' cannot be null</text:p>
      <text:p text:style-name="Standard">mysql&gt; create table V(Voting_id varchar(10) UNIQUE, Name char(20), Gender char(10), Age int CHECK(Age&gt;=18), Region varchar(20) DEFAULT("Shivaji Nagar")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5:03:19.092698882</meta:creation-date>
    <dc:date>2022-08-01T15:03:49.606050832</dc:date>
    <meta:editing-duration>PT30S</meta:editing-duration>
    <meta:editing-cycles>1</meta:editing-cycles>
    <meta:document-statistic meta:table-count="0" meta:image-count="0" meta:object-count="0" meta:page-count="5" meta:paragraph-count="198" meta:word-count="1457" meta:character-count="9756" meta:non-whitespace-character-count="8095"/>
    <meta:generator>LibreOffice/7.3.3.2$Linux_X86_64 LibreOffice_project/30$Build-2</meta:generator>
  </office:meta>
</office:document-meta>
</file>